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5.D3" style:family="table-cell" style:data-style-name="N76">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line-height="150%"/>
      <style:text-properties style:font-name="Arial" fo:font-size="9pt" fo:font-style="normal" style:font-size-asian="9pt" style:font-style-asian="italic" style:font-size-complex="9pt" style:font-style-complex="italic"/>
    </style:style>
    <style:style style:name="P8" style:family="paragraph" style:parent-style-name="Standard">
      <style:paragraph-properties fo:line-height="150%"/>
    </style:style>
    <style:style style:name="P9" style:family="paragraph" style:parent-style-name="Standard">
      <style:paragraph-properties fo:line-height="150%"/>
      <style:text-properties fo:color="#333366"/>
    </style:style>
    <style:style style:name="P10"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1"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Heading">
      <style:text-properties fo:color="#333366"/>
    </style:style>
    <style:style style:name="P13" style:family="paragraph" style:parent-style-name="Heading">
      <style:paragraph-properties fo:break-before="page"/>
      <style:text-properties fo:color="#333366"/>
    </style:style>
    <style:style style:name="P14" style:family="paragraph" style:parent-style-name="Table_20_Heading">
      <style:paragraph-properties fo:text-align="start" style:justify-single-word="false"/>
      <style:text-properties fo:color="#ffffff"/>
    </style:style>
    <style:style style:name="P15" style:family="paragraph" style:parent-style-name="Document_20_Title">
      <style:paragraph-properties fo:text-align="start" style:justify-single-word="false"/>
      <style:text-properties fo:color="#333366" style:font-name="Arial2"/>
    </style:style>
    <style:style style:name="P16" style:family="paragraph" style:parent-style-name="Document_20_Title">
      <style:paragraph-properties fo:text-align="end" style:justify-single-word="false"/>
      <style:text-properties fo:color="#000000" style:font-name="Arial2"/>
    </style:style>
    <style:style style:name="P17" style:family="paragraph" style:parent-style-name="Document_20_Title">
      <style:paragraph-properties fo:text-align="start" style:justify-single-word="false"/>
      <style:text-properties fo:color="#000000" style:font-name="Arial2" fo:font-size="9pt" style:font-size-asian="9pt" style:font-size-complex="9pt"/>
    </style:style>
    <style:style style:name="P18"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0"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1" style:family="paragraph" style:parent-style-name="List_20_1" style:list-style-name="List_20_1"/>
    <style:style style:name="P22" style:family="paragraph" style:parent-style-name="List_20_1" style:list-style-name="List_20_1">
      <style:text-properties style:font-name="Arial" fo:font-size="10pt" fo:font-weight="normal" style:font-size-asian="10pt" style:font-style-asian="italic" style:font-weight-asian="normal" style:font-size-complex="10pt" style:font-style-complex="italic" style:font-weight-complex="normal"/>
    </style:style>
    <style:style style:name="P23" style:family="paragraph" style:parent-style-name="List_20_1" style:list-style-name="List_20_1">
      <style:text-properties style:font-name="Arial" fo:font-size="10pt" fo:font-weight="bold" fo:background-color="transparent" style:font-size-asian="10pt" style:font-style-asian="italic" style:font-weight-asian="bold" style:font-size-complex="10pt" style:font-style-complex="italic" style:font-weight-complex="bold"/>
    </style:style>
    <style:style style:name="P24" style:family="paragraph" style:parent-style-name="List_20_1" style:list-style-name="List_20_1">
      <style:text-properties style:font-name="Arial" fo:font-size="10pt" fo:background-color="transparent" style:font-size-asian="10pt" style:font-style-asian="italic" style:font-size-complex="10pt" style:font-style-complex="italic"/>
    </style:style>
    <style:style style:name="P25" style:family="paragraph" style:parent-style-name="List_20_1" style:list-style-name="List_20_1">
      <style:text-properties style:font-name="Arial" fo:font-size="10pt" fo:background-color="transparent" style:font-style-asian="italic" style:font-style-complex="italic"/>
    </style:style>
    <style:style style:name="P26" style:family="paragraph" style:parent-style-name="List_20_1" style:list-style-name="List_20_1">
      <style:text-properties fo:background-color="transparent"/>
    </style:style>
    <style:style style:name="P27" style:family="paragraph" style:parent-style-name="List_20_1" style:list-style-name="List_20_1">
      <style:text-properties fo:font-size="10pt" fo:background-color="transparent" style:font-size-asian="10pt" style:font-size-complex="10pt"/>
    </style:style>
    <style:style style:name="P28" style:family="paragraph" style:parent-style-name="Heading_20_1">
      <style:text-properties fo:color="#333366" fo:background-color="transparent"/>
    </style:style>
    <style:style style:name="P29" style:family="paragraph" style:parent-style-name="Heading_20_1">
      <style:paragraph-properties fo:break-before="page"/>
      <style:text-properties fo:color="#333366" fo:background-color="transparent"/>
    </style:style>
    <style:style style:name="P30" style:family="paragraph" style:parent-style-name="Heading" style:master-page-name="Content_20_Page">
      <style:paragraph-properties style:page-number="auto" fo:break-before="page"/>
      <style:text-properties fo:color="#333366"/>
    </style:style>
    <style:style style:name="P31" style:family="paragraph" style:parent-style-name="Text_20_body" style:list-style-name="L1"/>
    <style:style style:name="P32" style:family="paragraph" style:parent-style-name="Text_20_body" style:list-style-name="L1">
      <style:text-properties fo:font-variant="normal" fo:text-transform="none" fo:color="#000000" style:font-name="Arial2" fo:font-size="10pt" fo:letter-spacing="normal" fo:font-weight="normal" style:font-size-asian="10pt" style:font-style-asian="italic" style:font-weight-asian="normal" style:font-size-complex="10pt" style:font-style-complex="italic" style:font-weight-complex="normal"/>
    </style:style>
    <style:style style:name="P33" style:family="paragraph" style:parent-style-name="Text_20_body" style:list-style-name="L1">
      <style:text-properties fo:font-weight="bold" style:font-weight-asian="bold" style:font-weight-complex="bold"/>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3">
      <style:text-properties style:font-name="Arial" fo:font-size="10pt" fo:font-weight="normal" style:font-style-asian="italic" style:font-weight-asian="normal" style:font-style-complex="italic" style:font-weight-complex="normal"/>
    </style:style>
    <style:style style:name="P37" style:family="paragraph" style:parent-style-name="Text_20_body" style:list-style-name="L4">
      <style:text-properties style:font-name="Arial" fo:font-size="10pt" fo:background-color="transparent" style:font-style-asian="italic" style:font-style-complex="italic"/>
    </style:style>
    <style:style style:name="P38" style:family="paragraph" style:parent-style-name="Text_20_body" style:list-style-name="L4">
      <style:text-properties style:font-name="Arial2" fo:font-size="10pt" fo:font-weight="normal" fo:background-color="transparent" style:font-size-asian="10pt" style:font-style-asian="italic" style:font-weight-asian="normal" style:font-size-complex="10pt" style:font-style-complex="italic" style:font-weight-complex="normal"/>
    </style:style>
    <style:style style:name="P39" style:family="paragraph" style:parent-style-name="Text_20_body" style:list-style-name="L4">
      <style:text-properties fo:background-color="transparent"/>
    </style:style>
    <style:style style:name="P40" style:family="paragraph" style:parent-style-name="Standard" style:master-page-name="Cover_20_Page">
      <style:paragraph-properties style:page-number="auto"/>
      <style:text-properties fo:font-size="20pt" style:font-size-asian="20pt" style:font-size-complex="20pt"/>
    </style:style>
    <style:style style:name="T1" style:family="text">
      <style:text-properties style:font-name="Arial" fo:font-size="10pt" style:font-style-asian="italic" style:font-style-complex="italic"/>
    </style:style>
    <style:style style:name="T2" style:family="text">
      <style:text-properties style:font-name="Arial" fo:font-size="10pt" fo:background-color="transparent" style:font-style-asian="italic" style:font-style-complex="italic"/>
    </style:style>
    <style:style style:name="T3" style:family="text">
      <style:text-properties style:font-name="Arial" fo:font-size="10pt" fo:background-color="#ffff66" style:font-size-asian="10pt" style:font-style-asian="italic" style:font-size-complex="10pt" style:font-style-complex="italic"/>
    </style:style>
    <style:style style:name="T4" style:family="text">
      <style:text-properties style:font-name="Arial" fo:font-size="10pt" fo:background-color="#ffff66" style:font-style-asian="italic" style:font-style-complex="italic"/>
    </style:style>
    <style:style style:name="T5" style:family="text">
      <style:text-properties style:font-name="Arial" fo:font-size="10pt" style:font-size-asian="10pt" style:font-style-asian="italic" style:font-size-complex="10pt" style:font-style-complex="italic"/>
    </style:style>
    <style:style style:name="T6" style:family="text">
      <style:text-properties fo:background-color="transparent"/>
    </style:style>
    <style:style style:name="T7" style:family="text">
      <style:text-properties fo:font-weight="bold" fo:background-color="transparent" style:font-weight-asian="bold" style:font-weight-complex="bold"/>
    </style:style>
    <style:style style:name="T8" style:family="text">
      <style:text-properties fo:font-weight="bold" style:font-weight-asian="bold" style:font-weight-complex="bold"/>
    </style:style>
    <style:style style:name="T9" style:family="text">
      <style:text-properties style:font-name="Arial3"/>
    </style:style>
    <style:style style:name="T10" style:family="text">
      <style:text-properties style:font-name="Arial3" fo:font-size="10pt" style:font-size-asian="10pt" style:font-size-complex="10pt"/>
    </style:style>
    <style:style style:name="T11" style:family="text">
      <style:text-properties fo:font-size="10pt" fo:background-color="transparen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fo:background-color="#ffff66" style:font-size-asian="10pt" style:font-size-complex="10pt"/>
    </style:style>
    <style:style style:name="T15" style:family="text">
      <style:text-properties fo:background-color="#ffff6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US Technology </text:p>
      <text:p text:style-name="P8"/>
      <text:p text:style-name="P8"/>
      <text:p text:style-name="Standard"/>
      <text:p text:style-name="Standard"/>
      <text:p text:style-name="Standard"/>
      <text:p text:style-name="Standard"/>
      <text:p text:style-name="Standard"/>
      <text:p text:style-name="Standard"/>
      <text:p text:style-name="Standard"/>
      <text:p text:style-name="P8"/>
      <text:p text:style-name="P8"/>
      <text:p text:style-name="P8"/>
      <table:table table:name="Table2" table:style-name="Table2">
        <table:table-column table:style-name="Table2.A"/>
        <table:table-row>
          <table:table-cell table:style-name="Table2.A1" office:value-type="string">
            <text:p text:style-name="P15">Quy định quản lý thời gian</text:p>
          </table:table-cell>
        </table:table-row>
      </table:table>
      <table:table table:name="Table7" table:style-name="Table7">
        <table:table-column table:style-name="Table7.A"/>
        <table:table-column table:style-name="Table7.B"/>
        <table:table-row>
          <table:table-cell table:style-name="Table7.A1" office:value-type="string">
            <text:p text:style-name="P10">Created by:</text:p>
          </table:table-cell>
          <table:table-cell table:style-name="Table7.A1" office:value-type="string">
            <text:p text:style-name="P19">Tham Do-Thi</text:p>
          </table:table-cell>
        </table:table-row>
        <table:table-row>
          <table:table-cell table:style-name="Table7.A1" office:value-type="string">
            <text:p text:style-name="P10">Effective date:</text:p>
          </table:table-cell>
          <table:table-cell table:style-name="Table7.B2" office:value-type="date" office:date-value="2014-12-03">
            <text:p text:style-name="P19">December 3, 2014</text:p>
          </table:table-cell>
        </table:table-row>
        <table:table-row>
          <table:table-cell table:style-name="Table7.A1" office:value-type="string">
            <text:p text:style-name="P10">Version:</text:p>
          </table:table-cell>
          <table:table-cell table:style-name="Table7.B3" office:value-type="float" office:value="1">
            <text:p text:style-name="P19">3.0</text:p>
          </table:table-cell>
        </table:table-row>
      </table:table>
      <text:p text:style-name="P8"/>
      <text:p text:style-name="P8"/>
      <text:p text:style-name="P8"/>
      <text:p text:style-name="P8"/>
      <text:p text:style-name="P8"/>
      <text:p text:style-name="P8"/>
      <text:p text:style-name="P8"/>
      <text:p text:style-name="P8"/>
      <table:table table:name="Table6" table:style-name="Table6">
        <table:table-column table:style-name="Table6.A"/>
        <table:table-row>
          <table:table-cell table:style-name="Table6.A1" office:value-type="string">
            <text:p text:style-name="P16">Office Administration</text:p>
          </table:table-cell>
        </table:table-row>
      </table:table>
      <text:p text:style-name="P8"/>
      <text:p text:style-name="P8"/>
      <text:p text:style-name="P8"/>
      <text:p text:style-name="P8"/>
      <text:p text:style-name="P8"/>
      <text:p text:style-name="P8"/>
      <text:p text:style-name="P8"/>
      <text:p text:style-name="P8"/>
      <table:table table:name="Table3" table:style-name="Table3">
        <table:table-column table:style-name="Table3.A"/>
        <table:table-row>
          <table:table-cell table:style-name="Table3.A1" office:value-type="string">
            <text:p text:style-name="P17">This document contains confidential and proprietary information which may not disclosed without prior written consent from NUS Technology.</text:p>
          </table:table-cell>
        </table:table-row>
      </table:table>
      <text:p text:style-name="P12"/>
      <text:p text:style-name="P30">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Version</text:p>
          </table:table-cell>
          <table:table-cell table:style-name="Table5.A1" office:value-type="string">
            <text:p text:style-name="P14">Change description</text:p>
          </table:table-cell>
          <table:table-cell table:style-name="Table5.A1" office:value-type="string">
            <text:p text:style-name="P14">Changed by</text:p>
          </table:table-cell>
          <table:table-cell table:style-name="Table5.D1" office:value-type="string">
            <text:p text:style-name="P14">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Tham Do-Thi</text:p>
          </table:table-cell>
          <table:table-cell table:style-name="Table5.D2" office:value-type="string">
            <text:p text:style-name="P6">April 17, 2014</text:p>
            <text:p text:style-name="P6"/>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3" office:value-type="date" office:date-value="2014-08-19">
            <text:p text:style-name="P6">August 19, 2014</text:p>
          </table:table-cell>
        </table:table-row>
        <table:table-row>
          <table:table-cell table:style-name="Table5.A3" office:value-type="float" office:value="1">
            <text:p text:style-name="P6">1.1</text:p>
          </table:table-cell>
          <table:table-cell table:style-name="Table5.A2" office:value-type="string">
            <text:p text:style-name="P6">Update:</text:p>
            <text:p text:style-name="P6">- Quy định ngày phép</text:p>
            <text:p text:style-name="P6">- Thủ tục chấm dứt hợp đồng lao động </text:p>
          </table:table-cell>
          <table:table-cell table:style-name="Table5.A2" office:value-type="string">
            <text:p text:style-name="P6">Tham Do-Thi</text:p>
          </table:table-cell>
          <table:table-cell table:style-name="Table5.D3" office:value-type="date" office:date-value="2014-12-01">
            <text:p text:style-name="P6">December 1, 2014</text:p>
          </table:table-cell>
        </table:table-row>
        <table:table-row>
          <table:table-cell table:style-name="Table5.A3" office:value-type="float" office:value="0">
            <text:p text:style-name="P6">2.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3" office:value-type="date" office:date-value="2014-12-03">
            <text:p text:style-name="P6">December 3, 2014</text:p>
          </table:table-cell>
        </table:table-row>
        <table:table-row>
          <table:table-cell table:style-name="Table5.A3" office:value-type="float" office:value="2">
            <text:p text:style-name="P7">3.0</text:p>
          </table:table-cell>
          <table:table-cell table:style-name="Table5.A2" office:value-type="string">
            <text:p text:style-name="P6">Update:</text:p>
            <text:p text:style-name="P6">- Quy định xin nghỉ phép</text:p>
          </table:table-cell>
          <table:table-cell table:style-name="Table5.A2" office:value-type="string">
            <text:p text:style-name="P6"/>
            <text:p text:style-name="P6">Hang Dang-Thi-Thuy</text:p>
          </table:table-cell>
          <table:table-cell table:style-name="Table5.D2" office:value-type="string">
            <text:p text:style-name="P6"/>
            <text:p text:style-name="P6">April 23, 2018</text:p>
          </table:table-cell>
        </table:table-row>
      </table:table>
      <text:p text:style-name="P8"/>
      <text:p text:style-name="P11"/>
      <text:p text:style-name="P18"/>
      <text:p text:style-name="P13">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text:tab/><text:a xlink:type="simple" xlink:href="#__RefHeading__3692_639711804" text:style-name="Internet_20_link" text:visited-style-name="Internet_20_link">Mục tiêu</text:a><text:tab/>4</text:p>
          <text:p text:style-name="P20">2.<text:tab/><text:a xlink:type="simple" xlink:href="#__RefHeading__3694_639711804" text:style-name="Internet_20_link" text:visited-style-name="Internet_20_link">Đối tượng áp dụng</text:a><text:tab/>4</text:p>
          <text:p text:style-name="P20">3.<text:tab/><text:a xlink:type="simple" xlink:href="#__RefHeading__7534_235318453" text:style-name="Internet_20_link" text:visited-style-name="Internet_20_link">Nội dung quy định</text:a><text:tab/>4</text:p>
        </text:index-body>
      </text:table-of-content>
      <text:p text:style-name="P9"/>
      <text:h text:style-name="P29" text:outline-level="1"><text:bookmark-start text:name="__RefHeading__3692_639711804"/>Mục tiêu<text:bookmark-end text:name="__RefHeading__3692_639711804"/></text:h>
      <text:list xml:id="list8818146310456734252" text:style-name="L1">
        <text:list-item>
          <text:list>
            <text:list-item>
              <text:p text:style-name="P32">Quản lý thời gian làm việc của nhân viên một cách chặt chẽ.</text:p>
            </text:list-item>
            <text:list-item>
              <text:p text:style-name="P32">Nâng cao hiệu quả sử dụng thời gian vào công việc.</text:p>
            </text:list-item>
            <text:list-item>
              <text:p text:style-name="P32">Đảm bảo quyền lợi về chế độ nghỉ ngơi của của nhân viên theo quy định của Bộ luật lao động.</text:p>
            </text:list-item>
          </text:list>
        </text:list-item>
      </text:list>
      <text:h text:style-name="P28" text:outline-level="1"><text:bookmark-start text:name="__RefHeading__3694_639711804"/>Đối tượng áp dụng<text:bookmark-end text:name="__RefHeading__3694_639711804"/></text:h>
      <text:list xml:id="list29558558" text:continue-numbering="true" text:style-name="L1">
        <text:list-item>
          <text:list>
            <text:list-item>
              <text:p text:style-name="P31">Quy định này áp dụng cho tất cả các nhân viên công ty NUS Technology (bao gồm cả thực tập sinh) không phân biệt Bộ phận, Phòng ban chức năng trừ các trường hợp ngoại lệ được sự phê duyệt của Ban Giám Đốc công ty. </text:p>
            </text:list-item>
          </text:list>
        </text:list-item>
      </text:list>
      <text:h text:style-name="P28" text:outline-level="1"><text:bookmark-start text:name="__RefHeading__7534_235318453"/>Nội dung quy định<text:bookmark-end text:name="__RefHeading__7534_235318453"/></text:h>
      <text:list xml:id="list29550654" text:continue-numbering="true" text:style-name="L1">
        <text:list-item>
          <text:list>
            <text:list-item>
              <text:p text:style-name="P33">Thời gian làm việc và nghỉ ngơi</text:p>
            </text:list-item>
          </text:list>
        </text:list-item>
      </text:list>
      <text:list xml:id="list5983445423408443487" text:style-name="L2">
        <text:list-item>
          <text:list>
            <text:list-item>
              <text:list>
                <text:list-item>
                  <text:p text:style-name="P34">Mỗi nhân viên phải bảo đảm đi làm đúng và đủ số giờ theo quy định của công ty</text:p>
                </text:list-item>
                <text:list-item>
                  <text:p text:style-name="P34">Mỗi tuần có 40 giờ làm việc bao gồm:</text:p>
                </text:list-item>
              </text:list>
            </text:list-item>
          </text:list>
        </text:list-item>
      </text:list>
      <text:list xml:id="list3650782992860294446" text:style-name="L3">
        <text:list-item>
          <text:list>
            <text:list-item>
              <text:list>
                <text:list-item>
                  <text:list>
                    <text:list-item>
                      <text:p text:style-name="P36">Từ thứ hai đến thứ sáu</text:p>
                    </text:list-item>
                    <text:list-item>
                      <text:p text:style-name="P36">Làm việc 8 giờ/ngày </text:p>
                    </text:list-item>
                    <text:list-item>
                      <text:p text:style-name="P36">Thời gian làm việc trong ngày: </text:p>
                    </text:list-item>
                  </text:list>
                </text:list-item>
              </text:list>
            </text:list-item>
          </text:list>
        </text:list-item>
      </text:list>
      <text:list xml:id="list1237077677622595256" text:style-name="List_20_1">
        <text:list-item>
          <text:list>
            <text:list-item>
              <text:list>
                <text:list-item>
                  <text:list>
                    <text:list-item>
                      <text:p text:style-name="P22">Từ 08:00AM đến 12:00PM </text:p>
                    </text:list-item>
                    <text:list-item>
                      <text:p text:style-name="P21">Từ 01:15PM đến 05:15PM </text:p>
                    </text:list-item>
                  </text:list>
                </text:list-item>
              </text:list>
            </text:list-item>
          </text:list>
        </text:list-item>
      </text:list>
      <text:list xml:id="list6395909853378457435" text:style-name="L4">
        <text:list-item>
          <text:p text:style-name="P38">Thay đổi giờ làm việc:</text:p>
        </text:list-item>
      </text:list>
      <text:list xml:id="list29554548" text:continue-list="list3650782992860294446" text:style-name="L3">
        <text:list-item>
          <text:list>
            <text:list-item>
              <text:list>
                <text:list-item>
                  <text:list>
                    <text:list-item>
                      <text:p text:style-name="P35">Khi có nhu cầu thay đổi giờ làm việc trong thời gian dài (nhiều hơn 01 tháng) và thay đổi trong tất cả các ngày làm việc vì lý do cá nhân (đi học, nhà xa hoặc vì lý do gia đình) nhân viên làm đơn gửi cho Trưởng Dự Án/Bộ Phận và BGĐ. PM căn cứ vào tình hình công việc trong Dự án/Bộ phận sẽ phê duyệt việc xin thay đổi giờ làm của nhân viên và thông báo cho Bộ phận Admin.</text:p>
                    </text:list-item>
                  </text:list>
                </text:list-item>
              </text:list>
            </text:list-item>
          </text:list>
        </text:list-item>
      </text:list>
      <text:list xml:id="list29557958" text:continue-list="list6395909853378457435" text:style-name="L4">
        <text:list-item>
          <text:p text:style-name="P38">Nhân viên nếu vắng mặt ở công ty quá 2 giờ/buổi được xem như nghỉ trong buổi làm việc đó.</text:p>
        </text:list-item>
        <text:list-item>
          <text:p text:style-name="P38">Nhân viên không được rời khỏi công ty trong giờ làm việc quá 10 phút vì lý do cá nhân. Nếu có việc đột xuất nhân viên cần xin phép Trưởng Dự Án/Bộ Phận và báo cho Bộ phận Admin.</text:p>
        </text:list-item>
        <text:list-item>
          <text:p text:style-name="P38">Nhân viên không được sử dụng thời gian làm việc vào việc riêng (Chat không phục vụ công việc, chơi games, đọc báo …) hay quá 10 phút để ăn sáng, uống cafe...</text:p>
        </text:list-item>
        <text:list-item>
          <text:p text:style-name="P38">Nhân viên nữ khi mang thai từ tháng thứ 07, nuôi con dưới 12 tháng tuổi thời gian làm việc là 35 giờ/tuần, từ thứ hai đến thứ sáu 7 giờ/ngày.</text:p>
        </text:list-item>
      </text:list>
      <text:list xml:id="list29553645" text:continue-list="list29550654" text:style-name="L1">
        <text:list-item>
          <text:list>
            <text:list-item>
              <text:p text:style-name="P31"><text:span text:style-name="T6"><text:s/></text:span><text:span text:style-name="T7">Quy định xin nghỉ:</text:span></text:p>
            </text:list-item>
          </text:list>
        </text:list-item>
      </text:list>
      <text:list xml:id="list29542738" text:continue-list="list29557958" text:style-name="L4">
        <text:list-item>
          <text:list>
            <text:list-item>
              <text:p text:style-name="P39">Nghỉ ngắn hạn (01 buổi - 01 ngày &amp; không liền kề với ngày nghỉ Lễ, Tết):</text:p>
            </text:list-item>
          </text:list>
        </text:list-item>
      </text:list>
      <text:list xml:id="list29550594" text:continue-list="list1237077677622595256" text:style-name="List_20_1">
        <text:list-item>
          <text:list>
            <text:list-item>
              <text:list>
                <text:list-item>
                  <text:list>
                    <text:list-item>
                      <text:p text:style-name="P26"><text:span text:style-name="T13">K</text:span>hi nhân viên có nhu cầu xin nghỉ cần làm đơn xin nghỉ (email) gửi cho Trưởng Dự Án/Bộ Phận và Bộ phận Admin trước <text:span text:style-name="T8">01 ngày</text:span>. Trưởng Dự Án/Bộ Phận sẽ căn cứ vào tình hình công việc trong Dự án/Bộ phận và phê duyệt việc xin nghỉ của nhân viên.</text:p>
                    </text:list-item>
                  </text:list>
                </text:list-item>
              </text:list>
            </text:list-item>
          </text:list>
        </text:list-item>
      </text:list>
      <text:list xml:id="list29546758" text:continue-list="list29542738" text:style-name="L4">
        <text:list-item>
          <text:list>
            <text:list-item>
              <text:p text:style-name="P39"><text:soft-page-break/>Nghỉ dài hạn (từ 02 ngày trở lên) hoặc <text:span text:style-name="T1">nghỉ phép (từ 01 ngày trở lên &amp; liền kề với ngày nghỉ Lễ, Tết):</text:span></text:p>
            </text:list-item>
          </text:list>
        </text:list-item>
      </text:list>
      <text:list xml:id="list29548973" text:continue-list="list29550594" text:style-name="List_20_1">
        <text:list-item>
          <text:list>
            <text:list-item>
              <text:list>
                <text:list-item>
                  <text:list>
                    <text:list-item>
                      <text:p text:style-name="P26"><text:span text:style-name="T13">Khi nhân viên có nhu </text:span><text:span text:style-name="T10">cầu</text:span><text:span text:style-name="T13"> nghỉ phép cần làm đơn xin nghỉ gửi cho </text:span><text:span text:style-name="T13">Delivery Manager, Trưởng Dự Án/Bộ Phận và Bộ phận Admin</text:span><text:span text:style-name="T13"> trước </text:span><text:span text:style-name="T12">01 tuần</text:span><text:span text:style-name="T13">. </text:span><text:span text:style-name="T13">Delivery Manager</text:span><text:span text:style-name="T13"> sẽ căn cứ vào tình hình công việc trong Dự án/Bộ phận và phê duyệt việc xin nghỉ của nhân viên.</text:span></text:p>
                    </text:list-item>
                  </text:list>
                </text:list-item>
              </text:list>
            </text:list-item>
          </text:list>
        </text:list-item>
      </text:list>
      <text:list xml:id="list29567949" text:continue-list="list29546758" text:style-name="L4">
        <text:list-item>
          <text:list>
            <text:list-item>
              <text:p text:style-name="P39">Trong các trường hợp sau nhân viên được nghỉ đột xuất: </text:p>
            </text:list-item>
          </text:list>
        </text:list-item>
      </text:list>
      <text:list xml:id="list29555619" text:continue-list="list29548973" text:style-name="List_20_1">
        <text:list-item>
          <text:list>
            <text:list-item>
              <text:list>
                <text:list-item>
                  <text:list>
                    <text:list-item>
                      <text:p text:style-name="P26"><text:span text:style-name="T13">B</text:span>ị tai <text:span text:style-name="T9">nạn</text:span></text:p>
                    </text:list-item>
                    <text:list-item>
                      <text:p text:style-name="P25">Bị bệnh đột xuất </text:p>
                    </text:list-item>
                    <text:list-item>
                      <text:p text:style-name="P25">Bản thân gia đình có người bệnh nặng </text:p>
                    </text:list-item>
                    <text:list-item>
                      <text:p text:style-name="P25">Gia đình có tang </text:p>
                    </text:list-item>
                    <text:list-item>
                      <text:p text:style-name="P25">Có yêu cầu của chính quyền địa phương </text:p>
                    </text:list-item>
                    <text:list-item>
                      <text:p text:style-name="P26"><text:span text:style-name="T1">Hoặc các lý do cá nhân khác và được sự đồng </text:span><text:span text:style-name="T1">ý của PM </text:span></text:p>
                    </text:list-item>
                  </text:list>
                </text:list-item>
              </text:list>
            </text:list-item>
          </text:list>
        </text:list-item>
      </text:list>
      <text:list xml:id="list29569586" text:continue-list="list29567949" text:style-name="L4">
        <text:list-item>
          <text:list>
            <text:list-item>
              <text:p text:style-name="P39"><text:span text:style-name="T1">Việc nghỉ đột xuất chỉ được áp dụng với các trường hợp bất khả kháng và </text:span><text:span text:style-name="T5">Delivery Manager <text:s/>hoặc </text:span><text:span text:style-name="T1">Trưởng Dự Án/Bộ Phận</text:span><text:span text:style-name="T1"> có quyền không đồng ý cho nhân viên nghỉ đột xuất nếu nhân viên đã nghỉ đột xuất thường xuyên.</text:span></text:p>
            </text:list-item>
            <text:list-item>
              <text:p text:style-name="P37">Tất cả các trường hợp nếu không tuân thủ các quy định về ngày nghỉ trên và không được sự đồng ý của Delivery Manager hoặc Trưởng Dự Án/Bộ Phận thì ngày nghỉ sẽ bị tính là nghỉ không phép.</text:p>
            </text:list-item>
          </text:list>
        </text:list-item>
      </text:list>
      <text:list xml:id="list29542974" text:continue-list="list29555619" text:style-name="List_20_1">
        <text:list-item>
          <text:p text:style-name="P23">Thủ tục xin nghỉ (phép, không hưởng lương, …) và việc phê duyệt cho nhân viên được nghỉ</text:p>
          <text:list>
            <text:list-item>
              <text:p text:style-name="P27">Format email đơn xin nghỉ:</text:p>
              <text:list>
                <text:list-item>
                  <text:p text:style-name="P26">Tiêu đề: &lt;Tên nhân viên&gt; - “Xin nghỉ phép”. Vd: “ThamDT – Xin nghỉ phép” </text:p>
                </text:list-item>
                <text:list-item>
                  <text:p text:style-name="P26">Nội dung: cần đầy đủ các thông tin sau:</text:p>
                  <text:list>
                    <text:list-item>
                      <text:p text:style-name="P26">Thời gian xin nghỉ (ngày – ghi rõ buổi sáng/chiều nếu chỉ xin nghỉ 1 buổi)</text:p>
                    </text:list-item>
                    <text:list-item>
                      <text:p text:style-name="P24">Lý do xin nghỉ</text:p>
                    </text:list-item>
                  </text:list>
                </text:list-item>
              </text:list>
            </text:list-item>
            <text:list-item>
              <text:p text:style-name="P24">Nhân viên chỉ được quyền nghỉ (vắng mặt trong giờ làm việc, xin vào trễ, về sớm, các chế độ nghỉ, …) sau khi có sự phê duyệt của Delivery Manager hoặcTrưởng Dự Án/Bộ Phận, tùy trường hợp nêu trên.</text:p>
            </text:list-item>
            <text:list-item>
              <text:p text:style-name="P24">Trường hợp xin phép với lý do không chính đáng hoặc ảnh hưởng đến công việc chung thì Delivery Manager hoặcTrưởng Dự Án/Bộ Phận giải quyết theo tình hình thực tế hoặc không chấp thuận đơn xin nghỉ hoặc rút bớt thời gian xin phép hoặc thay đổi ngày xin nghỉ.</text:p>
            </text:list-item>
          </text:list>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Times New Roman2" fo:font-size="12pt" fo:letter-spacing="normal" fo:font-weight="bold" fo:background-color="transparent" style:font-name-asian="OpenSymbol" style:font-size-asian="10pt" style:font-style-asian="italic" style:font-weight-asian="bold" style:font-name-complex="OpenSymbol" style:font-size-complex="10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Quy_Dinh_Quan_Ly_Thoi_Gian_3_0</text:file-name></text:p>
      </style:header>
      <style:footer>
        <text:p text:style-name="MP3">Copyright © 2014, NUS Technology. All Rights Reserved.<text:tab/><text:page-number text:select-page="current">5</text:page-number></text:p>
      </style:footer>
    </style:master-page>
    <style:master-page style:name="Landscape_20_Page" style:display-name="Landscape Page" style:page-layout-name="Mpm4" style:next-style-name="Content_20_Page">
      <style:header>
        <text:p text:style-name="MP4"><text:file-name text:display="name">NUS_OA_Quy_Dinh_Quan_Ly_Thoi_Gian_3_0</text:file-name></text:p>
      </style:header>
      <style:footer>
        <text:p text:style-name="MP5">Copyright © 2013, NUS Technology Co., Ltd. All Rights Reserved.<text:tab/><text:page-number text:select-page="curre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7H7M47S</meta:editing-duration>
    <meta:editing-cycles>246</meta:editing-cycles>
    <meta:generator>OpenOffice/4.1.5$Win32 OpenOffice.org_project/415m1$Build-9789</meta:generator>
    <meta:creation-date>2013-07-21T20:10:16.91</meta:creation-date>
    <meta:initial-creator>WINDBELL</meta:initial-creator>
    <dc:date>2019-03-15T09:35:16.21</dc:date>
    <meta:document-statistic meta:table-count="5" meta:image-count="0" meta:object-count="0" meta:page-count="5" meta:paragraph-count="92" meta:word-count="1026" meta:character-count="4860"/>
    <meta:user-defined meta:name="Info 1"/>
    <meta:user-defined meta:name="Info 2"/>
    <meta:user-defined meta:name="Info 3"/>
    <meta:user-defined meta:name="Info 4"/>
  </office:meta>
</office:document-meta>
</file>